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biomas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table:formula="of:=SUM([.A12:.A19])" office:value-type="float" office:value="28" calcext:value-type="float">
            <text:p>28</text:p>
          </table:table-cell>
          <table:table-cell table:formula="of:=SUM([.B12:.B19])" office:value-type="float" office:value="31.82" calcext:value-type="float">
            <text:p>31,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1:34:10.51024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8:28:48.093140900</meta:creation-date>
    <dc:date>2025-12-17T09:09:25.379075300</dc:date>
    <meta:editing-duration>PT4M38S</meta:editing-duration>
    <meta:editing-cycles>2</meta:editing-cycles>
    <meta:generator>LibreOffice/25.8.3.2$Windows_X86_64 LibreOffice_project/8ca8d55c161d602844f5428fa4b58097424e324e</meta:generator>
    <meta:document-statistic meta:table-count="1" meta:cell-count="20" meta:object-count="0"/>
  </office:meta>
</office:document-meta>
</file>